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4pt" fo:language="en" fo:country="GB" officeooo:paragraph-rsid="00167af7" style:font-size-asian="14pt" style:font-size-complex="14pt"/>
    </style:style>
    <style:style style:name="P2" style:family="paragraph" style:parent-style-name="Heading_20_1" style:master-page-name="MP0">
      <style:paragraph-properties style:page-number="auto" fo:break-before="page"/>
      <style:text-properties style:font-name="Calibri" fo:font-size="14pt" fo:language="en" fo:country="GB" style:font-size-asian="14pt" style:font-size-complex="14pt"/>
    </style:style>
    <style:style style:name="P3" style:family="paragraph" style:parent-style-name="Text_20_body">
      <style:text-properties style:font-name="Calibri" fo:font-size="14pt" fo:language="en" fo:country="GB" style:font-size-asian="14pt" style:font-size-complex="14pt"/>
    </style:style>
    <style:style style:name="P4" style:family="paragraph" style:parent-style-name="Text_20_body">
      <style:text-properties officeooo:paragraph-rsid="00179a84"/>
    </style:style>
    <style:style style:name="T1" style:family="text">
      <style:text-properties style:font-name="Calibri" fo:font-size="14pt" fo:language="en" fo:country="GB" style:font-size-asian="14pt" style:font-size-complex="14pt"/>
    </style:style>
    <style:style style:name="T2" style:family="text">
      <style:text-properties style:font-name="Calibri" fo:font-size="14pt" fo:language="en" fo:country="GB" officeooo:rsid="00167af7" style:font-size-asian="14pt" style:font-size-complex="14pt"/>
    </style:style>
    <style:style style:name="T3" style:family="text">
      <style:text-properties style:font-name="Calibri" fo:font-size="14pt" fo:language="en" fo:country="GB" officeooo:rsid="00179a84" style:font-size-asian="14pt" style:font-size-complex="14pt"/>
    </style:style>
    <style:style style:name="T4" style:family="text">
      <style:text-properties officeooo:rsid="00167af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67af7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ro<text:span text:style-name="T4">yecto de estudio</text:span>: <text:span text:style-name="T4">Estudio</text:span> <text:span text:style-name="T4">de la a</text:span>erodinámica para <text:span text:style-name="T4">m</text:span>ejorar el <text:span text:style-name="T4">r</text:span>endimiento en <text:span text:style-name="T4">los a</text:span>viones Boeing</text:h>
      <text:p text:style-name="Text_20_body"><text:span text:style-name="T1"/></text:p>
      <text:p text:style-name="Text_20_body"><text:span text:style-name="T1">Boeing es la empresa aeroespacial más grande del mundo y fabricante de aviones comerciales y sistemas de defensa, espacio y seguridad. La aerodinámica es un factor crítico que influye en el rendimiento y la eficiencia general de las aeronaves. Esta propuesta de investigación busca explorar las complejidades de la aerodinámica, centrándose específicamente en los aviones </text:span><text:span text:style-name="T2">de esta empresa</text:span><text:span text:style-name="T1">, con el objetivo de mejorar su rendimiento, eficiencia de combustible y sostenibilidad </text:span><text:span text:style-name="T3">medio</text:span><text:span text:style-name="T1">ambiental.</text:span></text:p>
      <text:p text:style-name="Text_20_body"><text:span text:style-name="T1"/></text:p>
      <text:p text:style-name="Text_20_body"><text:span text:style-name="T1">El objetivo principal de este proyecto de investigación de 3 años es llevar a cabo una exhaustiva investigación sobre el rendimiento aerodinámico de un ala de </text:span><text:span text:style-name="T2">avión</text:span><text:span text:style-name="T1">, utilizando simulaciones avanzadas de </text:span><text:span text:style-name="T3">D</text:span><text:span text:style-name="T1">inámica de </text:span><text:span text:style-name="T3">F</text:span><text:span text:style-name="T1">luidos </text:span><text:span text:style-name="T3">C</text:span><text:span text:style-name="T1">omputacional (CFD, por sus siglas en inglés). Estas simulaciones proporcionarán una comprensión detallada del flujo de aire alrededor del ala, lo que nos permitirá identificar áreas potenciales para optimización y mejora.</text:span></text:p>
      <text:p text:style-name="Text_20_body"><text:span text:style-name="T1"/></text:p>
      <text:p text:style-name="P4"><text:span text:style-name="T1">Esta investigación explorará cómo las mejoras en aerodinámica pueden impactar positivamente en el rendimiento general de</text:span><text:span text:style-name="T2">l avión</text:span><text:span text:style-name="T1">, incluyendo factores como la velocidad, estabilidad y consumo de combustible. Al obtener información sobre las características aerodinámicas intrincadas de los aviones, pretendemos proponer recomendaciones prácticas y factibles para lograr una eficiencia mejorada y sostenibilidad </text:span><text:span text:style-name="T3">medio</text:span><text:span text:style-name="T1">ambiental en la aviación.</text:span></text:p>
      <text:p text:style-name="Text_20_body"><text:span text:style-name="T1"/></text:p>
      <text:p text:style-name="P3">Este esfuerzo de investigación se alinea con el objetivo más amplio de la industria de desarrollar aeronaves más ecológicas y tecnológicamente avanzadas. Los resultados de este estudio tienen el potencial de influir no solo en los procesos de diseño y fabricación de aviones Boeing, sino también de contribuir con información valiosa al sector de la aviación en su conjunto.</text:p>
      <text:p text:style-name="Text_20_body"><text:span text:style-name="T1"/></text:p>
      <text:p text:style-name="P1"><text:soft-page-break/>Mi principal objetivo es llevar a cabo este proyecto de estudio en colaboración con el Profesor Spencer Sherwin del <text:span text:style-name="T5">Imperial College of London</text:span>. El Imperial College es reconocido como una de las instituciones académicas más destacadas a nivel mundial, particularmente en áreas de ciencia, ingeniería y tecnología. Su reputación por la excelencia académica y la investigación innovadora lo convierte en la opción ideal para desarrollar este proyecto. Como alternativas, he considerado también la <text:span text:style-name="T5">Universi</text:span><text:span text:style-name="T6">ty of </text:span><text:span text:style-name="T5">Manchester</text:span> y la <text:span text:style-name="T6">University of</text:span><text:span text:style-name="T5"> Southampton</text:span>, aunque mi preferencia principal es el Imperial College.</text:p>
      <text:p text:style-name="P1"/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imbus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imbus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creation-date>2023-01-27T10:28:00Z</meta:creation-date>
    <dc:date>2024-02-02T09:54:38.869500759</dc:date>
    <meta:editing-cycles>16</meta:editing-cycles>
    <meta:editing-duration>PT14H42M13S</meta:editing-duration>
    <meta:document-statistic meta:table-count="0" meta:image-count="0" meta:object-count="0" meta:page-count="2" meta:paragraph-count="6" meta:word-count="354" meta:character-count="2451" meta:non-whitespace-character-count="2103"/>
    <meta:template xlink:type="simple" xlink:actuate="onRequest" xlink:title="" xlink:href="../../../Downloads/laCaixa.odt/Normal.dotm"/>
  </office:meta>
</office:document-meta>
</file>